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11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4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10386.29" calcext:value-type="float">
            <text:p>10,386.29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6372.52" calcext:value-type="float">
            <text:p>6,372.52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445143.226444445" calcext:value-type="float">
            <text:p>445,143.23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32345.24" calcext:value-type="float">
            <text:p>32,345.24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34988.98" calcext:value-type="float">
            <text:p>34,988.98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30919.06" calcext:value-type="float">
            <text:p>30,919.06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19595.35" calcext:value-type="float">
            <text:p>119,595.35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9310.85" calcext:value-type="float">
            <text:p>9,310.85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3076.36" calcext:value-type="float">
            <text:p>3,076.36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30129.02" calcext:value-type="float">
            <text:p>30,129.02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26732.78" calcext:value-type="float">
            <text:p>26,732.78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47613.29" calcext:value-type="float">
            <text:p>47,613.29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676187.66" calcext:value-type="float">
            <text:p>676,187.66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74093.67" calcext:value-type="float">
            <text:p>74,093.67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26383.47" calcext:value-type="float">
            <text:p>26,383.47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63530.38" calcext:value-type="float">
            <text:p>63,530.38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55887.8" calcext:value-type="float">
            <text:p>55,887.80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25727.98" calcext:value-type="float">
            <text:p>25,727.98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83574.71" calcext:value-type="float">
            <text:p>83,574.71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7987.48" calcext:value-type="float">
            <text:p>7,987.48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36640.89" calcext:value-type="float">
            <text:p>36,640.89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76260.1" calcext:value-type="float">
            <text:p>176,260.10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3052.92" calcext:value-type="float">
            <text:p>3,052.92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31734.17" calcext:value-type="float">
            <text:p>31,734.17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59105.91" calcext:value-type="float">
            <text:p>59,105.91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9613.92" calcext:value-type="float">
            <text:p>29,613.92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65350.96" calcext:value-type="float">
            <text:p>65,350.96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65824.24" calcext:value-type="float">
            <text:p>65,824.24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411278.83" calcext:value-type="float">
            <text:p>411,278.83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34904.13" calcext:value-type="float">
            <text:p>34,904.13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17939.39" calcext:value-type="float">
            <text:p>17,939.39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70281.33" calcext:value-type="float">
            <text:p>170,281.33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40456.35" calcext:value-type="float">
            <text:p>40,456.35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73464.88" calcext:value-type="float">
            <text:p>73,464.88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8015.13" calcext:value-type="float">
            <text:p>8,015.13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3720.77" calcext:value-type="float">
            <text:p>3,720.77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542129.76" calcext:value-type="float">
            <text:p>542,129.76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95464.45" calcext:value-type="float">
            <text:p>195,464.45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8514.41" calcext:value-type="float">
            <text:p>8,514.41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2649.08" calcext:value-type="float">
            <text:p>12,649.08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3611.3" calcext:value-type="float">
            <text:p>3,611.30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46634.48" calcext:value-type="float">
            <text:p>46,634.48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22524.56" calcext:value-type="float">
            <text:p>22,524.56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8240.12" calcext:value-type="float">
            <text:p>8,240.12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5-31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MAYO 2014" calcext:value-type="string">
            <text:p>PROVISION ANTIGUEDAD PRESTACIONES SOCIALES DIARIA MAY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5-31','---','-------------------------','PROVISION ANTIGUEDAD PRESTACIONES SOCIALES DIARIA MAYO 2014',1,'-','----------','----------',0,0,0,0,'--','SIGESP');" calcext:value-type="string">
            <text:p>INSERT INTO sigesp_cmp VALUES('0001','SCGCMP','0','2014-05-31','---','-------------------------','PROVISION ANTIGUEDAD PRESTACIONES SOCIALES DIARIA MAY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1:59.1082067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3:30.507668821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20" meta:object-count="0"/>
  </office:meta>
</office:document-meta>
</file>